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664cm"/>
    </style:style>
    <style:style style:name="co3" style:family="table-column">
      <style:table-column-properties fo:break-before="auto" style:column-width="1.706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1.314cm"/>
    </style:style>
    <style:style style:name="co7" style:family="table-column">
      <style:table-column-properties fo:break-before="auto" style:column-width="7.468cm"/>
    </style:style>
    <style:style style:name="co8" style:family="table-column">
      <style:table-column-properties fo:break-before="auto" style:column-width="2.88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2.097cm"/>
    </style:style>
    <style:style style:name="co11" style:family="table-column">
      <style:table-column-properties fo:break-before="auto" style:column-width="3.328cm"/>
    </style:style>
    <style:style style:name="co12" style:family="table-column">
      <style:table-column-properties fo:break-before="auto" style:column-width="3.524cm"/>
    </style:style>
    <style:style style:name="co13" style:family="table-column">
      <style:table-column-properties fo:break-before="auto" style:column-width="2.265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VilleMTP_5f_MTP_5f_ParkingOuv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Normal_20_2" style:data-style-name="N1"/>
    <style:style style:name="ce2" style:family="table-cell" style:parent-style-name="Default" style:data-style-name="N37"/>
    <style:style style:name="ce3" style:family="table-cell" style:parent-style-name="Default" style:data-style-name="N2"/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VilleMTP_MTP_ParkingOuv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number-columns-repeated="242" table:default-cell-style-name="Default"/>
        <table:table-row table:style-name="ro1">
          <table:table-cell office:value-type="string">
            <text:p>ID,N,6,0</text:p>
          </table:table-cell>
          <table:table-cell office:value-type="string">
            <text:p>NOM,C,50</text:p>
          </table:table-cell>
          <table:table-cell office:value-type="string">
            <text:p>EXISTANCE,C,50</text:p>
          </table:table-cell>
          <table:table-cell office:value-type="string">
            <text:p>NBRE_PLACE,N,4,0</text:p>
          </table:table-cell>
          <table:table-cell office:value-type="string">
            <text:p>TYPARK,C,254</text:p>
          </table:table-cell>
          <table:table-cell office:value-type="string">
            <text:p>DOM,C,254</text:p>
          </table:table-cell>
          <table:table-cell office:value-type="string">
            <text:p>COLLDEL,C,254</text:p>
          </table:table-cell>
          <table:table-cell office:value-type="string">
            <text:p>MODGEST,C,254</text:p>
          </table:table-cell>
          <table:table-cell office:value-type="string">
            <text:p>EXPLOI,C,254</text:p>
          </table:table-cell>
          <table:table-cell office:value-type="string">
            <text:p>DATDC,D</text:p>
          </table:table-cell>
          <table:table-cell office:value-type="string">
            <text:p>DATFC,D</text:p>
          </table:table-cell>
          <table:table-cell office:value-type="string">
            <text:p>DURC,N,4,0</text:p>
          </table:table-cell>
          <table:table-cell office:value-type="string">
            <text:p>COORD_X,C,50</text:p>
          </table:table-cell>
          <table:table-cell office:value-type="string">
            <text:p>COORD_Y,C,50</text:p>
          </table:table-cell>
          <table:table-cell table:number-columns-repeated="24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c de Triomphe</text:p>
          </table:table-cell>
          <table:table-cell office:value-type="string">
            <text:p>Existant</text:p>
          </table:table-cell>
          <table:table-cell office:value-type="float" office:value="474">
            <text:p>474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Affermage</text:p>
          </table:table-cell>
          <table:table-cell office:value-type="string">
            <text:p>EFFIA</text:p>
          </table:table-cell>
          <table:table-cell table:style-name="ce2" office:value-type="date" office:date-value="2008-01-01">
            <text:p>01/01/08</text:p>
          </table:table-cell>
          <table:table-cell table:style-name="ce2" office:value-type="date" office:date-value="2013-12-31">
            <text:p>31/12/13</text:p>
          </table:table-cell>
          <table:table-cell office:value-type="float" office:value="6">
            <text:p>6</text:p>
          </table:table-cell>
          <table:table-cell table:style-name="ce4" office:value-type="float" office:value="3.87320075275553">
            <text:p>3,8732007528</text:p>
          </table:table-cell>
          <table:table-cell table:style-name="ce4" office:value-type="float" office:value="43.6110026707021">
            <text:p>43,6110026707</text:p>
          </table:table-cell>
          <table:table-cell table:number-columns-repeated="24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iangle</text:p>
          </table:table-cell>
          <table:table-cell office:value-type="string">
            <text:p>Existant</text:p>
          </table:table-cell>
          <table:table-cell office:value-type="float" office:value="594">
            <text:p>594</text:p>
          </table:table-cell>
          <table:table-cell office:value-type="string">
            <text:p>Souterrain</text:p>
          </table:table-cell>
          <table:table-cell office:value-type="string">
            <text:p>Privé</text:p>
          </table:table-cell>
          <table:table-cell/>
          <table:table-cell office:value-type="string">
            <text:p>Privé</text:p>
          </table:table-cell>
          <table:table-cell office:value-type="string">
            <text:p>VINCI PARK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" office:value-type="float" office:value="3.88184418052775">
            <text:p>3,8818441805</text:p>
          </table:table-cell>
          <table:table-cell table:style-name="ce4" office:value-type="float" office:value="43.6092338415388">
            <text:p>43,6092338415</text:p>
          </table:table-cell>
          <table:table-cell table:number-columns-repeated="24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tot</text:p>
          </table:table-cell>
          <table:table-cell office:value-type="string">
            <text:p>Existant</text:p>
          </table:table-cell>
          <table:table-cell office:value-type="float" office:value="781">
            <text:p>781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Concession</text:p>
          </table:table-cell>
          <table:table-cell office:value-type="string">
            <text:p>VINCI PARK</text:p>
          </table:table-cell>
          <table:table-cell table:style-name="ce2" office:value-type="date" office:date-value="1991-12-16">
            <text:p>16/12/91</text:p>
          </table:table-cell>
          <table:table-cell table:style-name="ce2" office:value-type="date" office:date-value="2056-12-31">
            <text:p>31/12/56</text:p>
          </table:table-cell>
          <table:table-cell office:value-type="float" office:value="65">
            <text:p>65</text:p>
          </table:table-cell>
          <table:table-cell table:style-name="ce4" office:value-type="float" office:value="3.87019116942637">
            <text:p>3,8701911694</text:p>
          </table:table-cell>
          <table:table-cell table:style-name="ce4" office:value-type="float" office:value="43.6122449420358">
            <text:p>43,612244942</text:p>
          </table:table-cell>
          <table:table-cell table:number-columns-repeated="24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ceaux</text:p>
          </table:table-cell>
          <table:table-cell office:value-type="string">
            <text:p>Existant</text:p>
          </table:table-cell>
          <table:table-cell office:value-type="float" office:value="220">
            <text:p>220</text:p>
          </table:table-cell>
          <table:table-cell office:value-type="string">
            <text:p>Surface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Affermage</text:p>
          </table:table-cell>
          <table:table-cell office:value-type="string">
            <text:p>TaM</text:p>
          </table:table-cell>
          <table:table-cell table:style-name="ce2" office:value-type="date" office:date-value="2008-01-01">
            <text:p>01/01/08</text:p>
          </table:table-cell>
          <table:table-cell table:style-name="ce2" office:value-type="date" office:date-value="2010-12-31">
            <text:p>31/12/10</text:p>
          </table:table-cell>
          <table:table-cell office:value-type="float" office:value="3">
            <text:p>3</text:p>
          </table:table-cell>
          <table:table-cell table:style-name="ce4" office:value-type="float" office:value="3.86749066794939">
            <text:p>3,8674906679</text:p>
          </table:table-cell>
          <table:table-cell table:style-name="ce4" office:value-type="float" office:value="43.6117164653917">
            <text:p>43,6117164654</text:p>
          </table:table-cell>
          <table:table-cell table:number-columns-repeated="24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ambetta</text:p>
          </table:table-cell>
          <table:table-cell office:value-type="string">
            <text:p>Existant</text:p>
          </table:table-cell>
          <table:table-cell office:value-type="float" office:value="500">
            <text:p>500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Concession</text:p>
          </table:table-cell>
          <table:table-cell office:value-type="string">
            <text:p>TaM</text:p>
          </table:table-cell>
          <table:table-cell table:style-name="ce2" office:value-type="date" office:date-value="1985-05-22">
            <text:p>22/05/85</text:p>
          </table:table-cell>
          <table:table-cell table:style-name="ce2" office:value-type="date" office:date-value="2029-12-31">
            <text:p>31/12/29</text:p>
          </table:table-cell>
          <table:table-cell office:value-type="float" office:value="44">
            <text:p>44</text:p>
          </table:table-cell>
          <table:table-cell table:style-name="ce4" office:value-type="float" office:value="3.87137435808258">
            <text:p>3,8713743581</text:p>
          </table:table-cell>
          <table:table-cell table:style-name="ce4" office:value-type="float" office:value="43.6069513812844">
            <text:p>43,6069513813</text:p>
          </table:table-cell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aissac</text:p>
          </table:table-cell>
          <table:table-cell office:value-type="string">
            <text:p>Existant</text:p>
          </table:table-cell>
          <table:table-cell office:value-type="float" office:value="274">
            <text:p>274</text:p>
          </table:table-cell>
          <table:table-cell office:value-type="string">
            <text:p>Superstructure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Affermage</text:p>
          </table:table-cell>
          <table:table-cell office:value-type="string">
            <text:p>TaM</text:p>
          </table:table-cell>
          <table:table-cell table:style-name="ce2" office:value-type="date" office:date-value="2009-01-01">
            <text:p>01/01/09</text:p>
          </table:table-cell>
          <table:table-cell table:style-name="ce2" office:value-type="date" office:date-value="2011-12-21">
            <text:p>21/12/11</text:p>
          </table:table-cell>
          <table:table-cell office:value-type="float" office:value="3">
            <text:p>3</text:p>
          </table:table-cell>
          <table:table-cell table:style-name="ce4" office:value-type="float" office:value="3.87658794021076">
            <text:p>3,8765879402</text:p>
          </table:table-cell>
          <table:table-cell table:style-name="ce4" office:value-type="float" office:value="43.6061083715974">
            <text:p>43,6061083716</text:p>
          </table:table-cell>
          <table:table-cell table:number-columns-repeated="24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och Préfecture</text:p>
          </table:table-cell>
          <table:table-cell office:value-type="string">
            <text:p>Existant</text:p>
          </table:table-cell>
          <table:table-cell office:value-type="float" office:value="685">
            <text:p>685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Concession</text:p>
          </table:table-cell>
          <table:table-cell office:value-type="string">
            <text:p>VINCI PARK</text:p>
          </table:table-cell>
          <table:table-cell table:style-name="ce2" office:value-type="date" office:date-value="1971-05-25">
            <text:p>25/05/71</text:p>
          </table:table-cell>
          <table:table-cell table:style-name="ce2" office:value-type="date" office:date-value="2013-12-14">
            <text:p>14/12/13</text:p>
          </table:table-cell>
          <table:table-cell office:value-type="float" office:value="42">
            <text:p>42</text:p>
          </table:table-cell>
          <table:table-cell table:style-name="ce4" office:value-type="float" office:value="3.87657083707624">
            <text:p>3,8765708371</text:p>
          </table:table-cell>
          <table:table-cell table:style-name="ce4" office:value-type="float" office:value="43.6107491171994">
            <text:p>43,6107491172</text:p>
          </table:table-cell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médie</text:p>
          </table:table-cell>
          <table:table-cell office:value-type="string">
            <text:p>Existant</text:p>
          </table:table-cell>
          <table:table-cell office:value-type="float" office:value="889">
            <text:p>889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Affermage</text:p>
          </table:table-cell>
          <table:table-cell office:value-type="string">
            <text:p>TaM</text:p>
          </table:table-cell>
          <table:table-cell table:style-name="ce2" office:value-type="date" office:date-value="2007-12-22">
            <text:p>22/12/07</text:p>
          </table:table-cell>
          <table:table-cell table:style-name="ce2" office:value-type="date" office:date-value="2013-12-31">
            <text:p>31/12/13</text:p>
          </table:table-cell>
          <table:table-cell office:value-type="float" office:value="6">
            <text:p>6</text:p>
          </table:table-cell>
          <table:table-cell table:style-name="ce4" office:value-type="float" office:value="3.87976196047511">
            <text:p>3,8797619605</text:p>
          </table:table-cell>
          <table:table-cell table:style-name="ce4" office:value-type="float" office:value="43.6085609206718">
            <text:p>43,6085609207</text:p>
          </table:table-cell>
          <table:table-cell table:number-columns-repeated="24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lygone</text:p>
          </table:table-cell>
          <table:table-cell office:value-type="string">
            <text:p>Existant</text:p>
          </table:table-cell>
          <table:table-cell office:value-type="float" office:value="1973">
            <text:p>1973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Bail commercial</text:p>
          </table:table-cell>
          <table:table-cell office:value-type="string">
            <text:p>SPP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" office:value-type="float" office:value="3.88476539311881">
            <text:p>3,8847653931</text:p>
          </table:table-cell>
          <table:table-cell table:style-name="ce4" office:value-type="float" office:value="43.6083709567436">
            <text:p>43,6083709567</text:p>
          </table:table-cell>
          <table:table-cell table:number-columns-repeated="24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mbre d'Or</text:p>
          </table:table-cell>
          <table:table-cell office:value-type="string">
            <text:p>Existant</text:p>
          </table:table-cell>
          <table:table-cell office:value-type="float" office:value="278">
            <text:p>278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Affermage</text:p>
          </table:table-cell>
          <table:table-cell office:value-type="string">
            <text:p>TaM</text:p>
          </table:table-cell>
          <table:table-cell table:style-name="ce2" office:value-type="date" office:date-value="2010-02-01">
            <text:p>01/02/10</text:p>
          </table:table-cell>
          <table:table-cell table:style-name="ce2" office:value-type="date" office:date-value="2014-01-31">
            <text:p>31/01/14</text:p>
          </table:table-cell>
          <table:table-cell office:value-type="float" office:value="4">
            <text:p>4</text:p>
          </table:table-cell>
          <table:table-cell table:style-name="ce4" office:value-type="float" office:value="3.88881893123032">
            <text:p>3,8888189312</text:p>
          </table:table-cell>
          <table:table-cell table:style-name="ce4" office:value-type="float" office:value="43.6087160644338">
            <text:p>43,6087160644</text:p>
          </table:table-cell>
          <table:table-cell table:number-columns-repeated="24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uropa</text:p>
          </table:table-cell>
          <table:table-cell office:value-type="string">
            <text:p>Existant</text:p>
          </table:table-cell>
          <table:table-cell office:value-type="float" office:value="600">
            <text:p>600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Concession</text:p>
          </table:table-cell>
          <table:table-cell office:value-type="string">
            <text:p>TaM</text:p>
          </table:table-cell>
          <table:table-cell table:style-name="ce2" office:value-type="date" office:date-value="1994-07-29">
            <text:p>29/07/94</text:p>
          </table:table-cell>
          <table:table-cell table:style-name="ce2" office:value-type="date" office:date-value="2036-01-01">
            <text:p>01/01/36</text:p>
          </table:table-cell>
          <table:table-cell office:value-type="float" office:value="46">
            <text:p>46</text:p>
          </table:table-cell>
          <table:table-cell table:style-name="ce4" office:value-type="float" office:value="3.89253073565963">
            <text:p>3,8925307357</text:p>
          </table:table-cell>
          <table:table-cell table:style-name="ce4" office:value-type="float" office:value="43.607849711199">
            <text:p>43,6078497112</text:p>
          </table:table-cell>
          <table:table-cell table:number-columns-repeated="24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rum</text:p>
          </table:table-cell>
          <table:table-cell office:value-type="string">
            <text:p>Existant</text:p>
          </table:table-cell>
          <table:table-cell office:value-type="float" office:value="500">
            <text:p>500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Communauté d'Agglomération de Montpellier</text:p>
          </table:table-cell>
          <table:table-cell office:value-type="string">
            <text:p>Concession</text:p>
          </table:table-cell>
          <table:table-cell office:value-type="string">
            <text:p>TaM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" office:value-type="float" office:value="3.88225772937155">
            <text:p>3,8822577294</text:p>
          </table:table-cell>
          <table:table-cell table:style-name="ce4" office:value-type="float" office:value="43.6138882148717">
            <text:p>43,6138882149</text:p>
          </table:table-cell>
          <table:table-cell table:number-columns-repeated="24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Joffre</text:p>
          </table:table-cell>
          <table:table-cell office:value-type="string">
            <text:p>Existant</text:p>
          </table:table-cell>
          <table:table-cell office:value-type="float" office:value="0">
            <text:p>0</text:p>
          </table:table-cell>
          <table:table-cell office:value-type="string">
            <text:p>Surface</text:p>
          </table:table-cell>
          <table:table-cell office:value-type="string">
            <text:p>Public</text:p>
          </table:table-cell>
          <table:table-cell table:number-columns-repeated="5"/>
          <table:table-cell office:value-type="float" office:value="0">
            <text:p>0</text:p>
          </table:table-cell>
          <table:table-cell table:style-name="ce4" office:value-type="float" office:value="3.88533114927725">
            <text:p>3,8853311493</text:p>
          </table:table-cell>
          <table:table-cell table:style-name="ce4" office:value-type="float" office:value="43.6128811573722">
            <text:p>43,6128811574</text:p>
          </table:table-cell>
          <table:table-cell table:number-columns-repeated="24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are Routière</text:p>
          </table:table-cell>
          <table:table-cell office:value-type="string">
            <text:p>Existant</text:p>
          </table:table-cell>
          <table:table-cell office:value-type="float" office:value="762">
            <text:p>762</text:p>
          </table:table-cell>
          <table:table-cell office:value-type="string">
            <text:p>Surface</text:p>
          </table:table-cell>
          <table:table-cell office:value-type="string">
            <text:p>Privé</text:p>
          </table:table-cell>
          <table:table-cell/>
          <table:table-cell office:value-type="string">
            <text:p>Privé</text:p>
          </table:table-cell>
          <table:table-cell office:value-type="string">
            <text:p>EFFI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" office:value-type="float" office:value="3.87625812830386">
            <text:p>3,8762581283</text:p>
          </table:table-cell>
          <table:table-cell table:style-name="ce4" office:value-type="float" office:value="43.6013488328531">
            <text:p>43,6013488329</text:p>
          </table:table-cell>
          <table:table-cell table:number-columns-repeated="24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ôtel de ville</text:p>
          </table:table-cell>
          <table:table-cell office:value-type="string">
            <text:p>Existant</text:p>
          </table:table-cell>
          <table:table-cell office:value-type="float" office:value="717">
            <text:p>717</text:p>
          </table:table-cell>
          <table:table-cell office:value-type="string">
            <text:p>Souterrain</text:p>
          </table:table-cell>
          <table:table-cell office:value-type="string">
            <text:p>Public</text:p>
          </table:table-cell>
          <table:table-cell office:value-type="string">
            <text:p>Ville de Montpellier</text:p>
          </table:table-cell>
          <table:table-cell office:value-type="string">
            <text:p>Marché public</text:p>
          </table:table-cell>
          <table:table-cell office:value-type="string">
            <text:p>EFFIA</text:p>
          </table:table-cell>
          <table:table-cell table:style-name="ce2" office:value-type="date" office:date-value="2011-11-01">
            <text:p>01/11/11</text:p>
          </table:table-cell>
          <table:table-cell table:style-name="ce2" office:value-type="date" office:date-value="2016-12-31">
            <text:p>31/12/16</text:p>
          </table:table-cell>
          <table:table-cell office:value-type="float" office:value="5">
            <text:p>5</text:p>
          </table:table-cell>
          <table:table-cell table:style-name="ce4" office:value-type="float" office:value="3.89610171318054">
            <text:p>3,8961017132</text:p>
          </table:table-cell>
          <table:table-cell table:style-name="ce4" office:value-type="float" office:value="43.5994293741709">
            <text:p>43,5994293742</text:p>
          </table:table-cell>
          <table:table-cell table:number-columns-repeated="24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harles de Gaulle</text:p>
          </table:table-cell>
          <table:table-cell office:value-type="string">
            <text:p>Existant</text:p>
          </table:table-cell>
          <table:table-cell table:style-name="ce1" office:value-type="float" office:value="50">
            <text:p>50</text:p>
          </table:table-cell>
          <table:table-cell office:value-type="string">
            <text:p>Surface</text:p>
          </table:table-cell>
          <table:table-cell/>
          <table:table-cell office:value-type="string">
            <text:p>Agglomération de Montpellier</text:p>
          </table:table-cell>
          <table:table-cell/>
          <table:table-cell office:value-type="string">
            <text:p>TaM</text:p>
          </table:table-cell>
          <table:table-cell table:number-columns-repeated="3"/>
          <table:table-cell table:style-name="ce4" office:value-type="float" office:value="3.89776210151602">
            <text:p>3,8977621015</text:p>
          </table:table-cell>
          <table:table-cell table:style-name="ce4" office:value-type="float" office:value="43.6285421167464">
            <text:p>43,6285421167</text:p>
          </table:table-cell>
          <table:table-cell table:number-columns-repeated="24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Occitanie</text:p>
          </table:table-cell>
          <table:table-cell office:value-type="string">
            <text:p>Existant</text:p>
          </table:table-cell>
          <table:table-cell table:style-name="ce1" office:value-type="float" office:value="620">
            <text:p>620</text:p>
          </table:table-cell>
          <table:table-cell office:value-type="string">
            <text:p>Surface</text:p>
          </table:table-cell>
          <table:table-cell/>
          <table:table-cell office:value-type="string">
            <text:p>Agglomération de Montpellier</text:p>
          </table:table-cell>
          <table:table-cell/>
          <table:table-cell office:value-type="string">
            <text:p>TaM</text:p>
          </table:table-cell>
          <table:table-cell table:number-columns-repeated="3"/>
          <table:table-cell table:style-name="ce4" office:value-type="float" office:value="3.84859796111013">
            <text:p>3,8485979611</text:p>
          </table:table-cell>
          <table:table-cell table:style-name="ce4" office:value-type="float" office:value="43.6345623249307">
            <text:p>43,6345623249</text:p>
          </table:table-cell>
          <table:table-cell table:number-columns-repeated="24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abines</text:p>
          </table:table-cell>
          <table:table-cell office:value-type="string">
            <text:p>Existant</text:p>
          </table:table-cell>
          <table:table-cell table:style-name="ce1" office:value-type="float" office:value="350">
            <text:p>350</text:p>
          </table:table-cell>
          <table:table-cell office:value-type="string">
            <text:p>Surface</text:p>
          </table:table-cell>
          <table:table-cell/>
          <table:table-cell office:value-type="string">
            <text:p>Agglomération de Montpellier</text:p>
          </table:table-cell>
          <table:table-cell/>
          <table:table-cell office:value-type="string">
            <text:p>TaM</text:p>
          </table:table-cell>
          <table:table-cell table:number-columns-repeated="3"/>
          <table:table-cell table:style-name="ce4" office:value-type="float" office:value="3.86022460090246">
            <text:p>3,8602246009</text:p>
          </table:table-cell>
          <table:table-cell table:style-name="ce4" office:value-type="float" office:value="43.5838326255795">
            <text:p>43,5838326256</text:p>
          </table:table-cell>
          <table:table-cell table:number-columns-repeated="24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Odysseum circe</text:p>
          </table:table-cell>
          <table:table-cell office:value-type="string">
            <text:p>Existant</text:p>
          </table:table-cell>
          <table:table-cell table:style-name="ce1" office:value-type="float" office:value="120">
            <text:p>120</text:p>
          </table:table-cell>
          <table:table-cell office:value-type="string">
            <text:p>Surface</text:p>
          </table:table-cell>
          <table:table-cell/>
          <table:table-cell office:value-type="string">
            <text:p>Agglomération de Montpellier</text:p>
          </table:table-cell>
          <table:table-cell/>
          <table:table-cell office:value-type="string">
            <text:p>TaM</text:p>
          </table:table-cell>
          <table:table-cell table:number-columns-repeated="3"/>
          <table:table-cell table:style-name="ce4" office:value-type="float" office:value="3.92048364127658">
            <text:p>3,9204836413</text:p>
          </table:table-cell>
          <table:table-cell table:style-name="ce4" office:value-type="float" office:value="43.6038162657524">
            <text:p>43,6038162658</text:p>
          </table:table-cell>
          <table:table-cell table:number-columns-repeated="24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Euromedecine</text:p>
          </table:table-cell>
          <table:table-cell office:value-type="string">
            <text:p>Existant</text:p>
          </table:table-cell>
          <table:table-cell table:style-name="ce1" office:value-type="float" office:value="350">
            <text:p>350</text:p>
          </table:table-cell>
          <table:table-cell office:value-type="string">
            <text:p>Surface</text:p>
          </table:table-cell>
          <table:table-cell/>
          <table:table-cell office:value-type="string">
            <text:p>Agglomération de Montpellier</text:p>
          </table:table-cell>
          <table:table-cell/>
          <table:table-cell office:value-type="string">
            <text:p>TaM</text:p>
          </table:table-cell>
          <table:table-cell table:number-columns-repeated="3"/>
          <table:table-cell table:style-name="ce4" office:value-type="float" office:value="3.82772364924225">
            <text:p>3,8277236492</text:p>
          </table:table-cell>
          <table:table-cell table:style-name="ce4" office:value-type="float" office:value="43.6389535898162">
            <text:p>43,6389535898</text:p>
          </table:table-cell>
          <table:table-cell table:number-columns-repeated="24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osson</text:p>
          </table:table-cell>
          <table:table-cell office:value-type="string">
            <text:p>Existant</text:p>
          </table:table-cell>
          <table:table-cell table:style-name="ce1" office:value-type="float" office:value="450">
            <text:p>450</text:p>
          </table:table-cell>
          <table:table-cell office:value-type="string">
            <text:p>Surface</text:p>
          </table:table-cell>
          <table:table-cell/>
          <table:table-cell office:value-type="string">
            <text:p>Agglomération de Montpellier</text:p>
          </table:table-cell>
          <table:table-cell/>
          <table:table-cell office:value-type="string">
            <text:p>TaM</text:p>
          </table:table-cell>
          <table:table-cell table:number-columns-repeated="3"/>
          <table:table-cell table:style-name="ce4" office:value-type="float" office:value="3.81966554228664">
            <text:p>3,8196655423</text:p>
          </table:table-cell>
          <table:table-cell table:style-name="ce4" office:value-type="float" office:value="43.6162371649062">
            <text:p>43,6162371649</text:p>
          </table:table-cell>
          <table:table-cell table:number-columns-repeated="24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Garcia Lorca</text:p>
          </table:table-cell>
          <table:table-cell office:value-type="string">
            <text:p>Existant</text:p>
          </table:table-cell>
          <table:table-cell table:style-name="ce1" office:value-type="float" office:value="400">
            <text:p>400</text:p>
          </table:table-cell>
          <table:table-cell office:value-type="string">
            <text:p>Surface</text:p>
          </table:table-cell>
          <table:table-cell/>
          <table:table-cell office:value-type="string">
            <text:p>Agglomération de Montpellier</text:p>
          </table:table-cell>
          <table:table-cell/>
          <table:table-cell office:value-type="string">
            <text:p>TaM</text:p>
          </table:table-cell>
          <table:table-cell table:number-columns-repeated="3"/>
          <table:table-cell table:style-name="ce4" office:value-type="float" office:value="3.890715797676">
            <text:p>3,8907157977</text:p>
          </table:table-cell>
          <table:table-cell table:style-name="ce4" office:value-type="float" office:value="43.5909850860347">
            <text:p>43,590985086</text:p>
          </table:table-cell>
          <table:table-cell table:number-columns-repeated="242"/>
        </table:table-row>
        <table:table-row table:style-name="ro2" table:number-rows-repeated="104855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Vrai</number:text>
    </number:number-style>
    <number:number-style style:name="N118P1" style:volatile="true">
      <number:text>Vrai</number:text>
    </number:number-style>
    <number:number-style style:name="N118">
      <number:text>Faux</number:text>
      <style:map style:condition="value()&gt;0" style:apply-style-name="N118P0"/>
      <style:map style:condition="value()&lt;0" style:apply-style-name="N118P1"/>
    </number:number-style>
    <number:number-style style:name="N119P0" style:volatile="true">
      <number:text>Actif</number:text>
    </number:number-style>
    <number:number-style style:name="N119P1" style:volatile="true">
      <number:text>Actif</number:text>
    </number:number-style>
    <number:number-style style:name="N119">
      <number:text>Inactif</number:text>
      <style:map style:condition="value()&gt;0" style:apply-style-name="N119P0"/>
      <style:map style:condition="value()&lt;0" style:apply-style-name="N119P1"/>
    </number:number-style>
    <number:currency-style style:name="N12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0P0"/>
    </number:currency-style>
    <number:number-style style:name="N121">
      <number:number number:decimal-places="0" number:min-integer-digits="5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aire_20_2" style:display-name="Commentaire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20_a0__25__20_-_20_Accent1" style:display-name="Excel_BuiltIn_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3/07/2013</text:date>, <text:time>11:2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ParkingOuv" style:display-name="PageStyle_VilleMTP_MTP_ParkingOu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John</dc:creator>
    <dc:date>2013-07-03T11:21:55</dc:date>
    <meta:document-statistic meta:table-count="1" meta:cell-count="272" meta:object-count="0"/>
    <meta:generator>OpenOffice.org/3.4.1$Win32 OpenOffice.org_project/341m1$Build-9593</meta:generator>
  </office:meta>
</office:document-meta>
</file>